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88.26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95.67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52.0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>
      <style:text-properties style:font-name="Liberation Mono" fo:font-size="12pt" style:font-size-asian="12pt" style:font-size-complex="12pt"/>
    </style:style>
    <style:style style:name="ce3" style:family="table-cell" style:parent-style-name="Default"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fo:background-color="#00a933"/>
      <style:text-properties fo:color="#ffffff" style:font-name="Liberation Mono" fo:font-size="12pt" style:font-size-asian="12pt" style:font-size-complex="12pt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6" style:family="table-cell" style:parent-style-name="Default">
      <style:text-properties fo:color="#ffffff"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NZ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/>
          <table:table-cell table:formula="of:=INDEX(catagories;MATCH(1;ISNUMBER(SEARCH(keys;[.C1]));0))" office:value-type="string" office:string-value="" calcext:value-type="error">
            <text:p>#N/A</text:p>
          </table:table-cell>
          <table:table-cell table:formula="of:=VLOOKUP([.E1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/>
          <table:table-cell table:formula="of:=INDEX(catagories;MATCH(1;ISNUMBER(SEARCH(keys;[.C2]));0))" office:value-type="string" office:string-value="" calcext:value-type="error">
            <text:p>#N/A</text:p>
          </table:table-cell>
          <table:table-cell table:formula="of:=VLOOKUP([.E2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/>
          <table:table-cell table:formula="of:=INDEX(catagories;MATCH(1;ISNUMBER(SEARCH(keys;[.C3]));0))" office:value-type="string" office:string-value="Saving -- Other" calcext:value-type="string">
            <text:p>Saving -- Other</text:p>
          </table:table-cell>
          <table:table-cell table:formula="of:=VLOOKUP([.E3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/>
          <table:table-cell table:formula="of:=INDEX(catagories;MATCH(1;ISNUMBER(SEARCH(keys;[.C4]));0))" office:value-type="string" office:string-value="Debt -- Credit Card" calcext:value-type="string">
            <text:p>Debt -- Credit Card</text:p>
          </table:table-cell>
          <table:table-cell table:formula="of:=VLOOKUP([.E4];[$keywords.$E$2:.$F$21];2;0)" office:value-type="string" office:string-value="F01" calcext:value-type="string">
            <text:p>F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/>
          <table:table-cell table:formula="of:=INDEX(catagories;MATCH(1;ISNUMBER(SEARCH(keys;[.C5]));0))" office:value-type="string" office:string-value="Debt -- Other" calcext:value-type="string">
            <text:p>Debt -- Other</text:p>
          </table:table-cell>
          <table:table-cell table:formula="of:=VLOOKUP([.E5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/>
          <table:table-cell table:formula="of:=INDEX(catagories;MATCH(1;ISNUMBER(SEARCH(keys;[.C6]));0))" office:value-type="string" office:string-value="Saving -- Other" calcext:value-type="string">
            <text:p>Saving -- Other</text:p>
          </table:table-cell>
          <table:table-cell table:formula="of:=VLOOKUP([.E6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/>
          <table:table-cell table:formula="of:=INDEX(catagories;MATCH(1;ISNUMBER(SEARCH(keys;[.C7]));0))" office:value-type="string" office:string-value="Medical/Health -- Health Club" calcext:value-type="string">
            <text:p>Medical/Health -- Health Club</text:p>
          </table:table-cell>
          <table:table-cell table:formula="of:=VLOOKUP([.E7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formula="of:=VLOOKUP([.E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9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/>
          <table:table-cell table:formula="of:=INDEX(catagories;MATCH(1;ISNUMBER(SEARCH(keys;[.C9]));0))" office:value-type="string" office:string-value="Debt -- Other" calcext:value-type="string">
            <text:p>Debt -- Other</text:p>
          </table:table-cell>
          <table:table-cell table:formula="of:=VLOOKUP([.E9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10]));0))" office:value-type="string" office:string-value="Transportation -- Fuel" calcext:value-type="string">
            <text:p>Transportation -- Fuel</text:p>
          </table:table-cell>
          <table:table-cell table:formula="of:=VLOOKUP([.E10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formula="of:=VLOOKUP([.E1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formula="of:=VLOOKUP([.E1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13]));0))" office:value-type="string" office:string-value="" calcext:value-type="error">
            <text:p>#N/A</text:p>
          </table:table-cell>
          <table:table-cell table:formula="of:=VLOOKUP([.E1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8/03/20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/>
          <table:table-cell table:formula="of:=INDEX(catagories;MATCH(1;ISNUMBER(SEARCH(keys;[.C14]));0))" office:value-type="string" office:string-value="Saving -- Other" calcext:value-type="string">
            <text:p>Saving -- Other</text:p>
          </table:table-cell>
          <table:table-cell table:formula="of:=VLOOKUP([.E14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7/03/2019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/>
          <table:table-cell table:formula="of:=INDEX(catagories;MATCH(1;ISNUMBER(SEARCH(keys;[.C15]));0))" office:value-type="string" office:string-value="Daily Living -- Education/Lessons" calcext:value-type="string">
            <text:p>Daily Living -- Education/Lessons</text:p>
          </table:table-cell>
          <table:table-cell table:formula="of:=VLOOKUP([.E15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7/03/2019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/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formula="of:=VLOOKUP([.E1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17]));0))" office:value-type="string" office:string-value="" calcext:value-type="error">
            <text:p>#N/A</text:p>
          </table:table-cell>
          <table:table-cell table:formula="of:=VLOOKUP([.E1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formula="of:=VLOOKUP([.E1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6/03/2019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/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formula="of:=VLOOKUP([.E1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20]));0))" office:value-type="string" office:string-value="" calcext:value-type="error">
            <text:p>#N/A</text:p>
          </table:table-cell>
          <table:table-cell table:formula="of:=VLOOKUP([.E20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formula="of:=VLOOKUP([.E2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/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formula="of:=VLOOKUP([.E2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23]));0))" office:value-type="string" office:string-value="" calcext:value-type="error">
            <text:p>#N/A</text:p>
          </table:table-cell>
          <table:table-cell table:formula="of:=VLOOKUP([.E2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24]));0))" office:value-type="string" office:string-value="Daily Living -- Groceries" calcext:value-type="string">
            <text:p>Daily Living -- Groceries</text:p>
          </table:table-cell>
          <table:table-cell table:formula="of:=VLOOKUP([.E2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/>
          <table:table-cell table:formula="of:=INDEX(catagories;MATCH(1;ISNUMBER(SEARCH(keys;[.C25]));0))" office:value-type="string" office:string-value="Transportation -- Fuel" calcext:value-type="string">
            <text:p>Transportation -- Fuel</text:p>
          </table:table-cell>
          <table:table-cell table:formula="of:=VLOOKUP([.E2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/>
          <table:table-cell table:formula="of:=INDEX(catagories;MATCH(1;ISNUMBER(SEARCH(keys;[.C26]));0))" office:value-type="string" office:string-value="Entertainment -- Other" calcext:value-type="string">
            <text:p>Entertainment -- Other</text:p>
          </table:table-cell>
          <table:table-cell table:formula="of:=VLOOKUP([.E26];[$keywords.$E$2:.$F$21];2;0)" office:value-type="string" office:string-value="E99" calcext:value-type="string">
            <text:p>E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5/03/201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formula="of:=VLOOKUP([.E2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/>
          <table:table-cell table:formula="of:=INDEX(catagories;MATCH(1;ISNUMBER(SEARCH(keys;[.C28]));0))" office:value-type="string" office:string-value="Housing Expenses -- Rent" calcext:value-type="string">
            <text:p>Housing Expenses -- Rent</text:p>
          </table:table-cell>
          <table:table-cell table:formula="of:=VLOOKUP([.E28];[$keywords.$E$2:.$F$21]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/>
          <table:table-cell table:formula="of:=INDEX(catagories;MATCH(1;ISNUMBER(SEARCH(keys;[.C29]));0))" office:value-type="string" office:string-value="Saving -- Other" calcext:value-type="string">
            <text:p>Saving -- Other</text:p>
          </table:table-cell>
          <table:table-cell table:formula="of:=VLOOKUP([.E29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/>
          <table:table-cell table:formula="of:=INDEX(catagories;MATCH(1;ISNUMBER(SEARCH(keys;[.C30]));0))" office:value-type="string" office:string-value="Saving -- Other" calcext:value-type="string">
            <text:p>Saving -- Other</text:p>
          </table:table-cell>
          <table:table-cell table:formula="of:=VLOOKUP([.E30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/>
          <table:table-cell table:formula="of:=INDEX(catagories;MATCH(1;ISNUMBER(SEARCH(keys;[.C31]));0))" office:value-type="string" office:string-value="Daily Living -- Dining/Eating Out" calcext:value-type="string">
            <text:p>Daily Living -- Dining/Eating Out</text:p>
          </table:table-cell>
          <table:table-cell table:formula="of:=VLOOKUP([.E31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2/03/2019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32]));0))" office:value-type="string" office:string-value="Daily Living -- Groceries" calcext:value-type="string">
            <text:p>Daily Living -- Groceries</text:p>
          </table:table-cell>
          <table:table-cell table:formula="of:=VLOOKUP([.E3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E3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formula="of:=VLOOKUP([.E3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formula="of:=VLOOKUP([.E3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1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36]));0))" office:value-type="string" office:string-value="" calcext:value-type="error">
            <text:p>#N/A</text:p>
          </table:table-cell>
          <table:table-cell table:formula="of:=VLOOKUP([.E36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/>
          <table:table-cell table:formula="of:=INDEX(catagories;MATCH(1;ISNUMBER(SEARCH(keys;[.C37]));0))" office:value-type="string" office:string-value="" calcext:value-type="error">
            <text:p>#N/A</text:p>
          </table:table-cell>
          <table:table-cell table:formula="of:=VLOOKUP([.E3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38]));0))" office:value-type="string" office:string-value="" calcext:value-type="error">
            <text:p>#N/A</text:p>
          </table:table-cell>
          <table:table-cell table:formula="of:=VLOOKUP([.E38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39]));0))" office:value-type="string" office:string-value="Transportation -- Fuel" calcext:value-type="string">
            <text:p>Transportation -- Fuel</text:p>
          </table:table-cell>
          <table:table-cell table:formula="of:=VLOOKUP([.E39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/03/2019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/>
          <table:table-cell table:formula="of:=INDEX(catagories;MATCH(1;ISNUMBER(SEARCH(keys;[.C40]));0))" office:value-type="string" office:string-value="" calcext:value-type="error">
            <text:p>#N/A</text:p>
          </table:table-cell>
          <table:table-cell table:formula="of:=VLOOKUP([.E40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/03/20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formula="of:=VLOOKUP([.E4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/03/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/>
          <table:table-cell table:formula="of:=INDEX(catagories;MATCH(1;ISNUMBER(SEARCH(keys;[.C42]));0))" office:value-type="string" office:string-value="Saving -- Other" calcext:value-type="string">
            <text:p>Saving -- Other</text:p>
          </table:table-cell>
          <table:table-cell table:formula="of:=VLOOKUP([.E4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/>
          <table:table-cell table:formula="of:=INDEX(catagories;MATCH(1;ISNUMBER(SEARCH(keys;[.C43]));0))" office:value-type="string" office:string-value="Medical/Health -- Insurance" calcext:value-type="string">
            <text:p>Medical/Health -- Insurance</text:p>
          </table:table-cell>
          <table:table-cell table:formula="of:=VLOOKUP([.E43];[$keywords.$E$2:.$F$21];2;0)" office:value-type="string" office:string-value="C01" calcext:value-type="string">
            <text:p>C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/>
          <table:table-cell table:formula="of:=INDEX(catagories;MATCH(1;ISNUMBER(SEARCH(keys;[.C44]));0))" office:value-type="string" office:string-value="Daily Living -- Other" calcext:value-type="string">
            <text:p>Daily Living -- Other</text:p>
          </table:table-cell>
          <table:table-cell table:formula="of:=VLOOKUP([.E44];[$keywords.$E$2:.$F$21]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/>
          <table:table-cell table:formula="of:=INDEX(catagories;MATCH(1;ISNUMBER(SEARCH(keys;[.C45]));0))" office:value-type="string" office:string-value="Daily Living -- Dining/Eating Out" calcext:value-type="string">
            <text:p>Daily Living -- Dining/Eating Out</text:p>
          </table:table-cell>
          <table:table-cell table:formula="of:=VLOOKUP([.E45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/>
          <table:table-cell table:formula="of:=INDEX(catagories;MATCH(1;ISNUMBER(SEARCH(keys;[.C46]));0))" office:value-type="string" office:string-value="Daily Living -- Groceries" calcext:value-type="string">
            <text:p>Daily Living -- Groceries</text:p>
          </table:table-cell>
          <table:table-cell table:formula="of:=VLOOKUP([.E4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/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formula="of:=VLOOKUP([.E4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formula="of:=VLOOKUP([.E4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/03/201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formula="of:=VLOOKUP([.E4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/>
          <table:table-cell table:formula="of:=INDEX(catagories;MATCH(1;ISNUMBER(SEARCH(keys;[.C50]));0))" office:value-type="string" office:string-value="Debt -- Other" calcext:value-type="string">
            <text:p>Debt -- Other</text:p>
          </table:table-cell>
          <table:table-cell table:formula="of:=VLOOKUP([.E50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/>
          <table:table-cell table:formula="of:=INDEX(catagories;MATCH(1;ISNUMBER(SEARCH(keys;[.C51]));0))" office:value-type="string" office:string-value="Housing Expenses -- Internet/Phone" calcext:value-type="string">
            <text:p>Housing Expenses -- Internet/Phone</text:p>
          </table:table-cell>
          <table:table-cell table:formula="of:=VLOOKUP([.E51];[$keywords.$E$2:.$F$21];2;0)" office:value-type="string" office:string-value="A04" calcext:value-type="string">
            <text:p>A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/>
          <table:table-cell table:formula="of:=INDEX(catagories;MATCH(1;ISNUMBER(SEARCH(keys;[.C52]));0))" office:value-type="string" office:string-value="Daily Living -- License Fee" calcext:value-type="string">
            <text:p>Daily Living -- License Fee</text:p>
          </table:table-cell>
          <table:table-cell table:formula="of:=VLOOKUP([.E52];[$keywords.$E$2:.$F$21];2;0)" office:value-type="string" office:string-value="D10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/>
          <table:table-cell table:formula="of:=INDEX(catagories;MATCH(1;ISNUMBER(SEARCH(keys;[.C53]));0))" office:value-type="string" office:string-value="Daily Living -- Education/Lessons" calcext:value-type="string">
            <text:p>Daily Living -- Education/Lessons</text:p>
          </table:table-cell>
          <table:table-cell table:formula="of:=VLOOKUP([.E53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/>
          <table:table-cell table:formula="of:=INDEX(catagories;MATCH(1;ISNUMBER(SEARCH(keys;[.C54]));0))" office:value-type="string" office:string-value="Saving -- Other" calcext:value-type="string">
            <text:p>Saving -- Other</text:p>
          </table:table-cell>
          <table:table-cell table:formula="of:=VLOOKUP([.E54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/>
          <table:table-cell table:formula="of:=INDEX(catagories;MATCH(1;ISNUMBER(SEARCH(keys;[.C55]));0))" office:value-type="string" office:string-value="Saving -- Other" calcext:value-type="string">
            <text:p>Saving -- Other</text:p>
          </table:table-cell>
          <table:table-cell table:formula="of:=VLOOKUP([.E55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56]));0))" office:value-type="string" office:string-value="Transportation -- Fuel" calcext:value-type="string">
            <text:p>Transportation -- Fuel</text:p>
          </table:table-cell>
          <table:table-cell table:formula="of:=VLOOKUP([.E56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/>
          <table:table-cell table:formula="of:=INDEX(catagories;MATCH(1;ISNUMBER(SEARCH(keys;[.C57]));0))" office:value-type="string" office:string-value="Medical/Health -- Health Club" calcext:value-type="string">
            <text:p>Medical/Health -- Health Club</text:p>
          </table:table-cell>
          <table:table-cell table:formula="of:=VLOOKUP([.E57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/>
          <table:table-cell table:formula="of:=INDEX(catagories;MATCH(1;ISNUMBER(SEARCH(keys;[.C58]));0))" office:value-type="string" office:string-value="Debt -- Other" calcext:value-type="string">
            <text:p>Debt -- Other</text:p>
          </table:table-cell>
          <table:table-cell table:formula="of:=VLOOKUP([.E58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/>
          <table:table-cell table:formula="of:=INDEX(catagories;MATCH(1;ISNUMBER(SEARCH(keys;[.C59]));0))" office:value-type="string" office:string-value="Daily Living -- Groceries" calcext:value-type="string">
            <text:p>Daily Living -- Groceries</text:p>
          </table:table-cell>
          <table:table-cell table:formula="of:=VLOOKUP([.E5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/03/2019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E6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E6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E6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63]));0))" office:value-type="string" office:string-value="" calcext:value-type="error">
            <text:p>#N/A</text:p>
          </table:table-cell>
          <table:table-cell table:formula="of:=VLOOKUP([.E6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64]));0))" office:value-type="string" office:string-value="Daily Living -- Groceries" calcext:value-type="string">
            <text:p>Daily Living -- Groceries</text:p>
          </table:table-cell>
          <table:table-cell table:formula="of:=VLOOKUP([.E6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/>
          <table:table-cell table:formula="of:=INDEX(catagories;MATCH(1;ISNUMBER(SEARCH(keys;[.C65]));0))" office:value-type="string" office:string-value="Transportation -- Fuel" calcext:value-type="string">
            <text:p>Transportation -- Fuel</text:p>
          </table:table-cell>
          <table:table-cell table:formula="of:=VLOOKUP([.E6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/03/2019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/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formula="of:=VLOOKUP([.E6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67]));0))" office:value-type="string" office:string-value="" calcext:value-type="error">
            <text:p>#N/A</text:p>
          </table:table-cell>
          <table:table-cell table:formula="of:=VLOOKUP([.E67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/>
          <table:table-cell table:formula="of:=INDEX(catagories;MATCH(1;ISNUMBER(SEARCH(keys;[.C68]));0))" office:value-type="string" office:string-value="Medical/Health -- Medicine/Drugs" calcext:value-type="string">
            <text:p>Medical/Health -- Medicine/Drugs</text:p>
          </table:table-cell>
          <table:table-cell table:formula="of:=VLOOKUP([.E68];[$keywords.$E$2:.$F$21];2;0)" office:value-type="string" office:string-value="C03" calcext:value-type="string">
            <text:p>C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/>
          <table:table-cell table:formula="of:=INDEX(catagories;MATCH(1;ISNUMBER(SEARCH(keys;[.C69]));0))" office:value-type="string" office:string-value="Transportation -- Fuel" calcext:value-type="string">
            <text:p>Transportation -- Fuel</text:p>
          </table:table-cell>
          <table:table-cell table:formula="of:=VLOOKUP([.E69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0]));0))" office:value-type="string" office:string-value="Daily Living -- Groceries" calcext:value-type="string">
            <text:p>Daily Living -- Groceries</text:p>
          </table:table-cell>
          <table:table-cell table:formula="of:=VLOOKUP([.E7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/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formula="of:=VLOOKUP([.E71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/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formula="of:=VLOOKUP([.E7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formula="of:=VLOOKUP([.E7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E7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/>
          <table:table-cell table:formula="of:=INDEX(catagories;MATCH(1;ISNUMBER(SEARCH(keys;[.C75]));0))" office:value-type="string" office:string-value="Transportation -- Fuel" calcext:value-type="string">
            <text:p>Transportation -- Fuel</text:p>
          </table:table-cell>
          <table:table-cell table:formula="of:=VLOOKUP([.E75];[$keywords.$E$2:.$F$21]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/>
          <table:table-cell table:formula="of:=INDEX(catagories;MATCH(1;ISNUMBER(SEARCH(keys;[.C76]));0))" office:value-type="string" office:string-value="Daily Living -- Dining/Eating Out" calcext:value-type="string">
            <text:p>Daily Living -- Dining/Eating Out</text:p>
          </table:table-cell>
          <table:table-cell table:formula="of:=VLOOKUP([.E76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formula="of:=VLOOKUP([.E7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/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formula="of:=VLOOKUP([.E78];[$keywords.$E$2:.$F$21];2;0)" office:value-type="string" office:string-value="D07" calcext:value-type="string">
            <text:p>D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/03/2019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79]));0))" office:value-type="string" office:string-value="Daily Living -- Groceries" calcext:value-type="string">
            <text:p>Daily Living -- Groceries</text:p>
          </table:table-cell>
          <table:table-cell table:formula="of:=VLOOKUP([.E7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/>
          <table:table-cell table:formula="of:=INDEX(catagories;MATCH(1;ISNUMBER(SEARCH(keys;[.C80]));0))" office:value-type="string" office:string-value="Housing Expenses -- Rent" calcext:value-type="string">
            <text:p>Housing Expenses -- Rent</text:p>
          </table:table-cell>
          <table:table-cell table:formula="of:=VLOOKUP([.E80];[$keywords.$E$2:.$F$21]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/>
          <table:table-cell table:formula="of:=INDEX(catagories;MATCH(1;ISNUMBER(SEARCH(keys;[.C81]));0))" office:value-type="string" office:string-value="Saving -- Other" calcext:value-type="string">
            <text:p>Saving -- Other</text:p>
          </table:table-cell>
          <table:table-cell table:formula="of:=VLOOKUP([.E81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/>
          <table:table-cell table:formula="of:=INDEX(catagories;MATCH(1;ISNUMBER(SEARCH(keys;[.C82]));0))" office:value-type="string" office:string-value="Saving -- Other" calcext:value-type="string">
            <text:p>Saving -- Other</text:p>
          </table:table-cell>
          <table:table-cell table:formula="of:=VLOOKUP([.E8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8/03/2019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formula="of:=VLOOKUP([.E8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/>
          <table:table-cell table:formula="of:=INDEX(catagories;MATCH(1;ISNUMBER(SEARCH(keys;[.C84]));0))" office:value-type="string" office:string-value="Transportation -- Registration" calcext:value-type="string">
            <text:p>Transportation -- Registration</text:p>
          </table:table-cell>
          <table:table-cell table:formula="of:=VLOOKUP([.E84];[$keywords.$E$2:.$F$21];2;0)" office:value-type="string" office:string-value="B03" calcext:value-type="string">
            <text:p>B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/>
          <table:table-cell table:formula="of:=INDEX(catagories;MATCH(1;ISNUMBER(SEARCH(keys;[.C85]));0))" office:value-type="string" office:string-value="Daily Living -- Mobile Phone Fee" calcext:value-type="string">
            <text:p>Daily Living -- Mobile Phone Fee</text:p>
          </table:table-cell>
          <table:table-cell table:formula="of:=VLOOKUP([.E85];[$keywords.$E$2:.$F$21];2;0)" office:value-type="string" office:string-value="D12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/>
          <table:table-cell table:formula="of:=INDEX(catagories;MATCH(1;ISNUMBER(SEARCH(keys;[.C86]));0))" office:value-type="string" office:string-value="Transportation -- Fines" calcext:value-type="string">
            <text:p>Transportation -- Fines</text:p>
          </table:table-cell>
          <table:table-cell table:formula="of:=VLOOKUP([.E86];[$keywords.$E$2:.$F$21];2;0)" office:value-type="string" office:string-value="B07" calcext:value-type="string">
            <text:p>B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/>
          <table:table-cell table:formula="of:=INDEX(catagories;MATCH(1;ISNUMBER(SEARCH(keys;[.C87]));0))" office:value-type="string" office:string-value="Daily Living -- Groceries" calcext:value-type="string">
            <text:p>Daily Living -- Groceries</text:p>
          </table:table-cell>
          <table:table-cell table:formula="of:=VLOOKUP([.E8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7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/>
          <table:table-cell table:formula="of:=INDEX(catagories;MATCH(1;ISNUMBER(SEARCH(keys;[.C88]));0))" office:value-type="string" office:string-value="" calcext:value-type="error">
            <text:p>#N/A</text:p>
          </table:table-cell>
          <table:table-cell table:formula="of:=VLOOKUP([.E88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/>
          <table:table-cell table:formula="of:=INDEX(catagories;MATCH(1;ISNUMBER(SEARCH(keys;[.C89]));0))" office:value-type="string" office:string-value="Saving -- Other" calcext:value-type="string">
            <text:p>Saving -- Other</text:p>
          </table:table-cell>
          <table:table-cell table:formula="of:=VLOOKUP([.E89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formula="of:=VLOOKUP([.E90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91]));0))" office:value-type="string" office:string-value="" calcext:value-type="error">
            <text:p>#N/A</text:p>
          </table:table-cell>
          <table:table-cell table:formula="of:=VLOOKUP([.E91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/>
          <table:table-cell table:formula="of:=INDEX(catagories;MATCH(1;ISNUMBER(SEARCH(keys;[.C92]));0))" office:value-type="string" office:string-value="" calcext:value-type="error">
            <text:p>#N/A</text:p>
          </table:table-cell>
          <table:table-cell table:formula="of:=VLOOKUP([.E92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/>
          <table:table-cell table:formula="of:=INDEX(catagories;MATCH(1;ISNUMBER(SEARCH(keys;[.C93]));0))" office:value-type="string" office:string-value="" calcext:value-type="error">
            <text:p>#N/A</text:p>
          </table:table-cell>
          <table:table-cell table:formula="of:=VLOOKUP([.E93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formula="of:=VLOOKUP([.E9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/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E9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/>
          <table:table-cell table:formula="of:=INDEX(catagories;MATCH(1;ISNUMBER(SEARCH(keys;[.C96]));0))" office:value-type="string" office:string-value="" calcext:value-type="error">
            <text:p>#N/A</text:p>
          </table:table-cell>
          <table:table-cell table:formula="of:=VLOOKUP([.E96];[$keywords.$E$2:.$F$21];2;0)" office:value-type="string" office:string-value="" calcext:value-type="error">
            <text:p>#N/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/>
          <table:table-cell table:formula="of:=INDEX(catagories;MATCH(1;ISNUMBER(SEARCH(keys;[.C97]));0))" office:value-type="string" office:string-value="Daily Living -- Education/Lessons" calcext:value-type="string">
            <text:p>Daily Living -- Education/Lessons</text:p>
          </table:table-cell>
          <table:table-cell table:formula="of:=VLOOKUP([.E97];[$keywords.$E$2:.$F$21]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/>
          <table:table-cell table:formula="of:=INDEX(catagories;MATCH(1;ISNUMBER(SEARCH(keys;[.C98]));0))" office:value-type="string" office:string-value="Daily Living -- shoes" calcext:value-type="string">
            <text:p>Daily Living -- shoes</text:p>
          </table:table-cell>
          <table:table-cell table:formula="of:=VLOOKUP([.E98];[$keywords.$E$2:.$F$21]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6/03/2019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/>
          <table:table-cell table:formula="of:=INDEX(catagories;MATCH(1;ISNUMBER(SEARCH(keys;[.C99]));0))" office:value-type="string" office:string-value="Daily Living -- Groceries" calcext:value-type="string">
            <text:p>Daily Living -- Groceries</text:p>
          </table:table-cell>
          <table:table-cell table:formula="of:=VLOOKUP([.E9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/>
          <table:table-cell table:formula="of:=INDEX(catagories;MATCH(1;ISNUMBER(SEARCH(keys;[.C100]));0))" office:value-type="string" office:string-value="Daily Living -- shoes" calcext:value-type="string">
            <text:p>Daily Living -- shoes</text:p>
          </table:table-cell>
          <table:table-cell table:formula="of:=VLOOKUP([.E100];[$keywords.$E$2:.$F$21]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/>
          <table:table-cell table:formula="of:=INDEX(catagories;MATCH(1;ISNUMBER(SEARCH(keys;[.C101]));0))" office:value-type="string" office:string-value="Daily Living -- Dining/Eating Out" calcext:value-type="string">
            <text:p>Daily Living -- Dining/Eating Out</text:p>
          </table:table-cell>
          <table:table-cell table:formula="of:=VLOOKUP([.E101];[$keywords.$E$2:.$F$21]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/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formula="of:=VLOOKUP([.E102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/03/2019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/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E103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/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formula="of:=VLOOKUP([.E104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/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formula="of:=VLOOKUP([.E105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formula="of:=VLOOKUP([.E106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/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formula="of:=VLOOKUP([.E107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/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formula="of:=VLOOKUP([.E108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4/03/2019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/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formula="of:=VLOOKUP([.E109];[$keywords.$E$2:.$F$21]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/>
          <table:table-cell table:formula="of:=INDEX(catagories;MATCH(1;ISNUMBER(SEARCH(keys;[.C110]));0))" office:value-type="string" office:string-value="Saving -- Other" calcext:value-type="string">
            <text:p>Saving -- Other</text:p>
          </table:table-cell>
          <table:table-cell table:formula="of:=VLOOKUP([.E110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/>
          <table:table-cell table:formula="of:=INDEX(catagories;MATCH(1;ISNUMBER(SEARCH(keys;[.C111]));0))" office:value-type="string" office:string-value="Debt -- Other" calcext:value-type="string">
            <text:p>Debt -- Other</text:p>
          </table:table-cell>
          <table:table-cell table:formula="of:=VLOOKUP([.E111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/>
          <table:table-cell table:formula="of:=INDEX(catagories;MATCH(1;ISNUMBER(SEARCH(keys;[.C112]));0))" office:value-type="string" office:string-value="Saving -- Other" calcext:value-type="string">
            <text:p>Saving -- Other</text:p>
          </table:table-cell>
          <table:table-cell table:formula="of:=VLOOKUP([.E112];[$keywords.$E$2:.$F$21];2;0)" office:value-type="string" office:string-value="G99" calcext:value-type="string">
            <text:p>G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/>
          <table:table-cell table:formula="of:=INDEX(catagories;MATCH(1;ISNUMBER(SEARCH(keys;[.C113]));0))" office:value-type="string" office:string-value="Medical/Health -- Health Club" calcext:value-type="string">
            <text:p>Medical/Health -- Health Club</text:p>
          </table:table-cell>
          <table:table-cell table:formula="of:=VLOOKUP([.E113];[$keywords.$E$2:.$F$21]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1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/>
          <table:table-cell table:formula="of:=INDEX(catagories;MATCH(1;ISNUMBER(SEARCH(keys;[.C114]));0))" office:value-type="string" office:string-value="Debt -- Other" calcext:value-type="string">
            <text:p>Debt -- Other</text:p>
          </table:table-cell>
          <table:table-cell table:formula="of:=VLOOKUP([.E114];[$keywords.$E$2:.$F$21]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1" table:number-rows-repeated="104846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words" table:style-name="ta1"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8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6" table:number-columns-repeated="1016" table:default-cell-style-name="ce3"/>
        <table:table-row table:style-name="ro1">
          <table:table-cell table:style-name="ce4" table:formula="of:=['file:///home/moon/Downloads/Budget%20Categories_v2.ods'#$Keywords.A1]" office:value-type="string" office:string-value="Keywords" calcext:value-type="string">
            <text:p>Keywords</text:p>
          </table:table-cell>
          <table:table-cell table:style-name="ce4" table:formula="of:=['file:///home/moon/Downloads/Budget%20Categories_v2.ods'#$Keywords.B1]" office:value-type="string" office:string-value="Category" calcext:value-type="string">
            <text:p>Category</text:p>
          </table:table-cell>
          <table:table-cell table:style-name="ce4" office:value-type="string" calcext:value-type="string">
            <text:p>code</text:p>
          </table:table-cell>
          <table:table-cell/>
          <table:table-cell table:style-name="ce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7" office:value-type="string" calcext:value-type="string">
            <text:p>CHECK UNIQUE CODE</text:p>
          </table:table-cell>
          <table:table-cell table:style-name="ce10"/>
          <table:table-cell table:number-columns-repeated="1015"/>
        </table:table-row>
        <table:table-row table:style-name="ro1">
          <table:table-cell table:formula="of:=['file:///home/moon/Downloads/Budget%20Categories_v2.ods'#$Keywords.A2]" office:value-type="string" office:string-value="WOOLWORTHS" calcext:value-type="string">
            <text:p>WOOLWORTHS</text:p>
          </table:table-cell>
          <table:table-cell table:formula="of:=['file:///home/moon/Downloads/Budget%20Categories_v2.ods'#$Keywords.B2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2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6</text:p>
          </table:table-cell>
          <table:table-cell/>
          <table:table-cell table:style-name="ce8" office:value-type="string" calcext:value-type="string">
            <text:p>D99</text:p>
          </table:table-cell>
          <table:table-cell table:style-name="ce11" table:formula="of:=COUNTIF([.F2:.F250];[.H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['file:///home/moon/Downloads/Budget%20Categories_v2.ods'#$Keywords.A3]" office:value-type="string" office:string-value="DIS FRUIT" calcext:value-type="string">
            <text:p>DIS FRUIT</text:p>
          </table:table-cell>
          <table:table-cell table:formula="of:=['file:///home/moon/Downloads/Budget%20Categories_v2.ods'#$Keywords.B3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3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5</text:p>
          </table:table-cell>
          <table:table-cell/>
          <table:table-cell table:style-name="ce9"/>
          <table:table-cell table:style-name="ce12"/>
          <table:table-cell table:number-columns-repeated="1015"/>
        </table:table-row>
        <table:table-row table:style-name="ro1">
          <table:table-cell table:formula="of:=['file:///home/moon/Downloads/Budget%20Categories_v2.ods'#$Keywords.A4]" office:value-type="string" office:string-value="ALDI STORES" calcext:value-type="string">
            <text:p>ALDI STORES</text:p>
          </table:table-cell>
          <table:table-cell table:formula="of:=['file:///home/moon/Downloads/Budget%20Categories_v2.ods'#$Keywords.B4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4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5]" office:value-type="string" office:string-value="K TOWN SUPERMARKET" calcext:value-type="string">
            <text:p>K TOWN SUPERMARKET</text:p>
          </table:table-cell>
          <table:table-cell table:formula="of:=['file:///home/moon/Downloads/Budget%20Categories_v2.ods'#$Keywords.B5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5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License Fee</text:p>
          </table:table-cell>
          <table:table-cell office:value-type="string" calcext:value-type="string">
            <text:p>D10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6]" office:value-type="string" office:string-value="HANARO TRADING" calcext:value-type="string">
            <text:p>HANARO TRADING</text:p>
          </table:table-cell>
          <table:table-cell table:formula="of:=['file:///home/moon/Downloads/Budget%20Categories_v2.ods'#$Keywords.B6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6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2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7]" office:value-type="string" office:string-value="HAPPY MARKET" calcext:value-type="string">
            <text:p>HAPPY MARKET</text:p>
          </table:table-cell>
          <table:table-cell table:formula="of:=['file:///home/moon/Downloads/Budget%20Categories_v2.ods'#$Keywords.B7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7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7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8]" office:value-type="string" office:string-value="IGA" calcext:value-type="string">
            <text:p>IGA</text:p>
          </table:table-cell>
          <table:table-cell table:formula="of:=['file:///home/moon/Downloads/Budget%20Categories_v2.ods'#$Keywords.B8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8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9]" office:value-type="string" office:string-value="CLINK DIR DEBIT" calcext:value-type="string">
            <text:p>CLINK DIR DEBIT</text:p>
          </table:table-cell>
          <table:table-cell table:formula="of:=['file:///home/moon/Downloads/Budget%20Categories_v2.ods'#$Keywords.B9]" office:value-type="string" office:string-value="Debt -- Other" calcext:value-type="string">
            <text:p>Debt -- Other</text:p>
          </table:table-cell>
          <table:table-cell table:formula="of:=['file:///home/moon/Downloads/Budget%20Categories_v2.ods'#$Keywords.C9]" office:value-type="string" office:string-value="F99" calcext:value-type="string">
            <text:p>F99</text:p>
          </table:table-cell>
          <table:table-cell/>
          <table:table-cell office:value-type="string" calcext:value-type="string">
            <text:p>Daily Living -- shoes</text:p>
          </table:table-cell>
          <table:table-cell office:value-type="string" calcext:value-type="string">
            <text:p>D04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0]" office:value-type="string" office:string-value="MS CHARCOAL" calcext:value-type="string">
            <text:p>MS CHARCOAL</text:p>
          </table:table-cell>
          <table:table-cell table:formula="of:=['file:///home/moon/Downloads/Budget%20Categories_v2.ods'#$Keywords.B10]" office:value-type="string" office:string-value="Daily Living -- Dining/Eating Out" calcext:value-type="string">
            <text:p>Daily Living -- Dining/Eating Out</text:p>
          </table:table-cell>
          <table:table-cell table:formula="of:=['file:///home/moon/Downloads/Budget%20Categories_v2.ods'#$Keywords.C10]" office:value-type="string" office:string-value="D06" calcext:value-type="string">
            <text:p>D06</text:p>
          </table:table-cell>
          <table:table-cell/>
          <table:table-cell office:value-type="string" calcext:value-type="string">
            <text:p>Debt -- Credit Card</text:p>
          </table:table-cell>
          <table:table-cell office:value-type="string" calcext:value-type="string">
            <text:p>F01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1]" office:value-type="string" office:string-value="BETTS BRAND DIRECT" calcext:value-type="string">
            <text:p>BETTS BRAND DIRECT</text:p>
          </table:table-cell>
          <table:table-cell table:formula="of:=['file:///home/moon/Downloads/Budget%20Categories_v2.ods'#$Keywords.B11]" office:value-type="string" office:string-value="Daily Living -- shoes" calcext:value-type="string">
            <text:p>Daily Living -- shoes</text:p>
          </table:table-cell>
          <table:table-cell table:formula="of:=['file:///home/moon/Downloads/Budget%20Categories_v2.ods'#$Keywords.C11]" office:value-type="string" office:string-value="D04" calcext:value-type="string">
            <text:p>D04</text:p>
          </table:table-cell>
          <table:table-cell/>
          <table:table-cell office:value-type="string" calcext:value-type="string">
            <text:p>Debt -- Other</text:p>
          </table:table-cell>
          <table:table-cell office:value-type="string" calcext:value-type="string">
            <text:p>F99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2]" office:value-type="string" office:string-value="NIKE HARBOURTOWN" calcext:value-type="string">
            <text:p>NIKE HARBOURTOWN</text:p>
          </table:table-cell>
          <table:table-cell table:formula="of:=['file:///home/moon/Downloads/Budget%20Categories_v2.ods'#$Keywords.B12]" office:value-type="string" office:string-value="Daily Living -- shoes" calcext:value-type="string">
            <text:p>Daily Living -- shoes</text:p>
          </table:table-cell>
          <table:table-cell table:formula="of:=['file:///home/moon/Downloads/Budget%20Categories_v2.ods'#$Keywords.C12]" office:value-type="string" office:string-value="D04" calcext:value-type="string">
            <text:p>D04</text:p>
          </table:table-cell>
          <table:table-cell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3]" office:value-type="string" office:string-value="PACIFIC PINES PRIMARY" calcext:value-type="string">
            <text:p>PACIFIC PINES PRIMARY</text:p>
          </table:table-cell>
          <table:table-cell table:formula="of:=['file:///home/moon/Downloads/Budget%20Categories_v2.ods'#$Keywords.B13]" office:value-type="string" office:string-value="Daily Living -- Education/Lessons" calcext:value-type="string">
            <text:p>Daily Living -- Education/Lessons</text:p>
          </table:table-cell>
          <table:table-cell table:formula="of:=['file:///home/moon/Downloads/Budget%20Categories_v2.ods'#$Keywords.C13]" office:value-type="string" office:string-value="D05" calcext:value-type="string">
            <text:p>D05</text:p>
          </table:table-cell>
          <table:table-cell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4]" office:value-type="string" office:string-value="KMART" calcext:value-type="string">
            <text:p>KMART</text:p>
          </table:table-cell>
          <table:table-cell table:formula="of:=['file:///home/moon/Downloads/Budget%20Categories_v2.ods'#$Keywords.B14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14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5]" office:value-type="string" office:string-value="JUSTICE SPER" calcext:value-type="string">
            <text:p>JUSTICE SPER</text:p>
          </table:table-cell>
          <table:table-cell table:formula="of:=['file:///home/moon/Downloads/Budget%20Categories_v2.ods'#$Keywords.B15]" office:value-type="string" office:string-value="Transportation -- Fines" calcext:value-type="string">
            <text:p>Transportation -- Fines</text:p>
          </table:table-cell>
          <table:table-cell table:formula="of:=['file:///home/moon/Downloads/Budget%20Categories_v2.ods'#$Keywords.C15]" office:value-type="string" office:string-value="B07" calcext:value-type="string">
            <text:p>B07</text:p>
          </table:table-cell>
          <table:table-cell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6]" office:value-type="string" office:string-value="WE BREW" calcext:value-type="string">
            <text:p>WE BREW</text:p>
          </table:table-cell>
          <table:table-cell table:formula="of:=['file:///home/moon/Downloads/Budget%20Categories_v2.ods'#$Keywords.B16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16]" office:value-type="string" office:string-value="D01" calcext:value-type="string">
            <text:p>D01</text:p>
          </table:table-cell>
          <table:table-cell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7]" office:value-type="string" office:string-value="VODAFONE" calcext:value-type="string">
            <text:p>VODAFONE</text:p>
          </table:table-cell>
          <table:table-cell table:formula="of:=['file:///home/moon/Downloads/Budget%20Categories_v2.ods'#$Keywords.B17]" office:value-type="string" office:string-value="Daily Living -- Mobile Phone Fee" calcext:value-type="string">
            <text:p>Daily Living -- Mobile Phone Fee</text:p>
          </table:table-cell>
          <table:table-cell table:formula="of:=['file:///home/moon/Downloads/Budget%20Categories_v2.ods'#$Keywords.C17]" office:value-type="string" office:string-value="D12" calcext:value-type="string">
            <text:p>D12</text:p>
          </table:table-cell>
          <table:table-cell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8]" office:value-type="string" office:string-value="TMR REG RENEW" calcext:value-type="string">
            <text:p>TMR REG RENEW</text:p>
          </table:table-cell>
          <table:table-cell table:formula="of:=['file:///home/moon/Downloads/Budget%20Categories_v2.ods'#$Keywords.B18]" office:value-type="string" office:string-value="Transportation -- Registration" calcext:value-type="string">
            <text:p>Transportation -- Registration</text:p>
          </table:table-cell>
          <table:table-cell table:formula="of:=['file:///home/moon/Downloads/Budget%20Categories_v2.ods'#$Keywords.C18]" office:value-type="string" office:string-value="B03" calcext:value-type="string">
            <text:p>B03</text:p>
          </table:table-cell>
          <table:table-cell/>
          <table:table-cell office:value-type="string" calcext:value-type="string">
            <text:p>Saving -- Other</text:p>
          </table:table-cell>
          <table:table-cell office:value-type="string" calcext:value-type="string">
            <text:p>G99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19]" office:value-type="string" office:string-value="OFFICEWORKS" calcext:value-type="string">
            <text:p>OFFICEWORKS</text:p>
          </table:table-cell>
          <table:table-cell table:formula="of:=['file:///home/moon/Downloads/Budget%20Categories_v2.ods'#$Keywords.B19]" office:value-type="string" office:string-value="Daily Living -- Office Supplies" calcext:value-type="string">
            <text:p>Daily Living -- Office Supplies</text:p>
          </table:table-cell>
          <table:table-cell table:formula="of:=['file:///home/moon/Downloads/Budget%20Categories_v2.ods'#$Keywords.C19]" office:value-type="string" office:string-value="D07" calcext:value-type="string">
            <text:p>D07</text:p>
          </table:table-cell>
          <table:table-cell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20]" office:value-type="string" office:string-value="CHIKOR PTY LTD" calcext:value-type="string">
            <text:p>CHIKOR PTY LTD</text:p>
          </table:table-cell>
          <table:table-cell table:formula="of:=['file:///home/moon/Downloads/Budget%20Categories_v2.ods'#$Keywords.B20]" office:value-type="string" office:string-value="Daily Living -- Dining/Eating Out" calcext:value-type="string">
            <text:p>Daily Living -- Dining/Eating Out</text:p>
          </table:table-cell>
          <table:table-cell table:formula="of:=['file:///home/moon/Downloads/Budget%20Categories_v2.ods'#$Keywords.C20]" office:value-type="string" office:string-value="D06" calcext:value-type="string">
            <text:p>D06</text:p>
          </table:table-cell>
          <table:table-cell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21]" office:value-type="string" office:string-value="WW PETROL" calcext:value-type="string">
            <text:p>WW PETROL</text:p>
          </table:table-cell>
          <table:table-cell table:formula="of:=['file:///home/moon/Downloads/Budget%20Categories_v2.ods'#$Keywords.B21]" office:value-type="string" office:string-value="Transportation -- Fuel" calcext:value-type="string">
            <text:p>Transportation -- Fuel</text:p>
          </table:table-cell>
          <table:table-cell table:formula="of:=['file:///home/moon/Downloads/Budget%20Categories_v2.ods'#$Keywords.C21]" office:value-type="string" office:string-value="B01" calcext:value-type="string">
            <text:p>B01</text:p>
          </table:table-cell>
          <table:table-cell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8"/>
        </table:table-row>
        <table:table-row table:style-name="ro1">
          <table:table-cell table:formula="of:=['file:///home/moon/Downloads/Budget%20Categories_v2.ods'#$Keywords.A22]" office:value-type="string" office:string-value="PACIFIC PINES CHEMM" calcext:value-type="string">
            <text:p>PACIFIC PINES CHEMM</text:p>
          </table:table-cell>
          <table:table-cell table:formula="of:=['file:///home/moon/Downloads/Budget%20Categories_v2.ods'#$Keywords.B22]" office:value-type="string" office:string-value="Medical/Health -- Medicine/Drugs" calcext:value-type="string">
            <text:p>Medical/Health -- Medicine/Drugs</text:p>
          </table:table-cell>
          <table:table-cell table:formula="of:=['file:///home/moon/Downloads/Budget%20Categories_v2.ods'#$Keywords.C22]" office:value-type="string" office:string-value="C03" calcext:value-type="string">
            <text:p>C03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3]" office:value-type="string" office:string-value="7-ELEVEN" calcext:value-type="string">
            <text:p>7-ELEVEN</text:p>
          </table:table-cell>
          <table:table-cell table:formula="of:=['file:///home/moon/Downloads/Budget%20Categories_v2.ods'#$Keywords.B23]" office:value-type="string" office:string-value="Transportation -- Fuel" calcext:value-type="string">
            <text:p>Transportation -- Fuel</text:p>
          </table:table-cell>
          <table:table-cell table:formula="of:=['file:///home/moon/Downloads/Budget%20Categories_v2.ods'#$Keywords.C23]" office:value-type="string" office:string-value="B01" calcext:value-type="string">
            <text:p>B01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4]" office:value-type="string" office:string-value="COLES" calcext:value-type="string">
            <text:p>COLES</text:p>
          </table:table-cell>
          <table:table-cell table:formula="of:=['file:///home/moon/Downloads/Budget%20Categories_v2.ods'#$Keywords.B24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24]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5]" office:value-type="string" office:string-value="QAHS GENERAL ACCOUNT" calcext:value-type="string">
            <text:p>QAHS GENERAL ACCOUNT</text:p>
          </table:table-cell>
          <table:table-cell table:formula="of:=['file:///home/moon/Downloads/Budget%20Categories_v2.ods'#$Keywords.B25]" office:value-type="string" office:string-value="Daily Living -- Education/Lessons" calcext:value-type="string">
            <text:p>Daily Living -- Education/Lessons</text:p>
          </table:table-cell>
          <table:table-cell table:formula="of:=['file:///home/moon/Downloads/Budget%20Categories_v2.ods'#$Keywords.C25]" office:value-type="string" office:string-value="D05" calcext:value-type="string">
            <text:p>D05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formula="of:=['file:///home/moon/Downloads/Budget%20Categories_v2.ods'#$Keywords.A26]" office:value-type="string" office:string-value="QNMU MEMBERSHIP" calcext:value-type="string">
            <text:p>QNMU MEMBERSHIP</text:p>
          </table:table-cell>
          <table:table-cell table:formula="of:=['file:///home/moon/Downloads/Budget%20Categories_v2.ods'#$Keywords.B26]" office:value-type="string" office:string-value="Daily Living -- License Fee" calcext:value-type="string">
            <text:p>Daily Living -- License Fee</text:p>
          </table:table-cell>
          <table:table-cell table:formula="of:=['file:///home/moon/Downloads/Budget%20Categories_v2.ods'#$Keywords.C26]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7]" office:value-type="string" office:string-value="TELSTRA CORP" calcext:value-type="string">
            <text:p>TELSTRA CORP</text:p>
          </table:table-cell>
          <table:table-cell table:formula="of:=['file:///home/moon/Downloads/Budget%20Categories_v2.ods'#$Keywords.B27]" office:value-type="string" office:string-value="Housing Expenses -- Internet/Phone" calcext:value-type="string">
            <text:p>Housing Expenses -- Internet/Phone</text:p>
          </table:table-cell>
          <table:table-cell table:formula="of:=['file:///home/moon/Downloads/Budget%20Categories_v2.ods'#$Keywords.C27]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8]" office:value-type="string" office:string-value="DOMINO" calcext:value-type="string">
            <text:p>DOMINO</text:p>
          </table:table-cell>
          <table:table-cell table:formula="of:=['file:///home/moon/Downloads/Budget%20Categories_v2.ods'#$Keywords.B28]" office:value-type="string" office:string-value="Daily Living -- Groceries" calcext:value-type="string">
            <text:p>Daily Living -- Groceries</text:p>
          </table:table-cell>
          <table:table-cell table:formula="of:=['file:///home/moon/Downloads/Budget%20Categories_v2.ods'#$Keywords.C28]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29]" office:value-type="string" office:string-value="PAYPAL" calcext:value-type="string">
            <text:p>PAYPAL</text:p>
          </table:table-cell>
          <table:table-cell table:formula="of:=['file:///home/moon/Downloads/Budget%20Categories_v2.ods'#$Keywords.B29]" office:value-type="string" office:string-value="Daily Living -- Other" calcext:value-type="string">
            <text:p>Daily Living -- Other</text:p>
          </table:table-cell>
          <table:table-cell table:formula="of:=['file:///home/moon/Downloads/Budget%20Categories_v2.ods'#$Keywords.C29]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0]" office:value-type="string" office:string-value="MEDIBANK" calcext:value-type="string">
            <text:p>MEDIBANK</text:p>
          </table:table-cell>
          <table:table-cell table:formula="of:=['file:///home/moon/Downloads/Budget%20Categories_v2.ods'#$Keywords.B30]" office:value-type="string" office:string-value="Medical/Health -- Insurance" calcext:value-type="string">
            <text:p>Medical/Health -- Insurance</text:p>
          </table:table-cell>
          <table:table-cell table:formula="of:=['file:///home/moon/Downloads/Budget%20Categories_v2.ods'#$Keywords.C30]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1]" office:value-type="string" office:string-value="MCDONALDS" calcext:value-type="string">
            <text:p>MCDONALDS</text:p>
          </table:table-cell>
          <table:table-cell table:formula="of:=['file:///home/moon/Downloads/Budget%20Categories_v2.ods'#$Keywords.B31]" office:value-type="string" office:string-value="Daily Living -- Dining/Eating Out" calcext:value-type="string">
            <text:p>Daily Living -- Dining/Eating Out</text:p>
          </table:table-cell>
          <table:table-cell table:formula="of:=['file:///home/moon/Downloads/Budget%20Categories_v2.ods'#$Keywords.C31]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2]" office:value-type="string" office:string-value="DHC  INVESTMENT" calcext:value-type="string">
            <text:p>DHC <text:s/>INVESTMENT</text:p>
          </table:table-cell>
          <table:table-cell table:formula="of:=['file:///home/moon/Downloads/Budget%20Categories_v2.ods'#$Keywords.B32]" office:value-type="string" office:string-value="Housing Expenses -- Rent" calcext:value-type="string">
            <text:p>Housing Expenses -- Rent</text:p>
          </table:table-cell>
          <table:table-cell table:formula="of:=['file:///home/moon/Downloads/Budget%20Categories_v2.ods'#$Keywords.C32]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3]" office:value-type="string" office:string-value="JUMMPS" calcext:value-type="string">
            <text:p>JUMMPS</text:p>
          </table:table-cell>
          <table:table-cell table:formula="of:=['file:///home/moon/Downloads/Budget%20Categories_v2.ods'#$Keywords.B33]" office:value-type="string" office:string-value="Entertainment -- Other" calcext:value-type="string">
            <text:p>Entertainment -- Other</text:p>
          </table:table-cell>
          <table:table-cell table:formula="of:=['file:///home/moon/Downloads/Budget%20Categories_v2.ods'#$Keywords.C33]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4]" office:value-type="string" office:string-value="GOODLIFE" calcext:value-type="string">
            <text:p>GOODLIFE</text:p>
          </table:table-cell>
          <table:table-cell table:formula="of:=['file:///home/moon/Downloads/Budget%20Categories_v2.ods'#$Keywords.B34]" office:value-type="string" office:string-value="Medical/Health -- Health Club" calcext:value-type="string">
            <text:p>Medical/Health -- Health Club</text:p>
          </table:table-cell>
          <table:table-cell table:formula="of:=['file:///home/moon/Downloads/Budget%20Categories_v2.ods'#$Keywords.C34]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5]" office:value-type="string" office:string-value="FUNDS TFER" calcext:value-type="string">
            <text:p>FUNDS TFER</text:p>
          </table:table-cell>
          <table:table-cell table:formula="of:=['file:///home/moon/Downloads/Budget%20Categories_v2.ods'#$Keywords.B35]" office:value-type="string" office:string-value="Saving -- Other" calcext:value-type="string">
            <text:p>Saving -- Other</text:p>
          </table:table-cell>
          <table:table-cell table:formula="of:=['file:///home/moon/Downloads/Budget%20Categories_v2.ods'#$Keywords.C35]" office:value-type="string" office:string-value="G99" calcext:value-type="string">
            <text:p>G99</text:p>
          </table:table-cell>
          <table:table-cell table:number-columns-repeated="1021"/>
        </table:table-row>
        <table:table-row table:style-name="ro1">
          <table:table-cell table:formula="of:=['file:///home/moon/Downloads/Budget%20Categories_v2.ods'#$Keywords.A36]" office:value-type="string" office:string-value="COMMONWEALTH CARDS" calcext:value-type="string">
            <text:p>COMMONWEALTH CARDS</text:p>
          </table:table-cell>
          <table:table-cell table:formula="of:=['file:///home/moon/Downloads/Budget%20Categories_v2.ods'#$Keywords.B36]" office:value-type="string" office:string-value="Debt -- Credit Card" calcext:value-type="string">
            <text:p>Debt -- Credit Card</text:p>
          </table:table-cell>
          <table:table-cell table:formula="of:=['file:///home/moon/Downloads/Budget%20Categories_v2.ods'#$Keywords.C36]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catagories" table:target-range-address="keywords.B2:keywords.B36" table:on-update-keep-styles="true" table:on-update-keep-size="false"/>
        <table:database-range table:name="code" table:target-range-address="keywords.C2:keywords.C36" table:on-update-keep-styles="true" table:on-update-keep-size="false"/>
        <table:database-range table:name="keys" table:target-range-address="keywords.A2:keywords.A36" table:on-update-keep-styles="true" table:on-update-keep-size="false"/>
        <table:database-range table:name="__Anonymous_Sheet_DB__1" table:target-range-address="keywords.E2:keywords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AU">
      <loext:text> </loext:text>
      <loext:fill-character> </loext:fill-character>
      <number:text>- </number:text>
    </number:number-style>
    <number:text-style style:name="N10126" number:language="en" number:country="A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7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7" number:language="en" number:country="AU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AU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9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01:48:30.037052925</dc:date>
    <meta:editing-duration>PT7M1S</meta:editing-duration>
    <meta:editing-cycles>2</meta:editing-cycles>
    <meta:generator>LibreOffice/6.2.2.2$Linux_X86_64 LibreOffice_project/20$Build-2</meta:generator>
    <meta:document-statistic meta:table-count="2" meta:cell-count="722" meta:object-count="0"/>
  </office:meta>
</office:document-meta>
</file>